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style:language-asian="zxx" style:country-asian="none" style:language-complex="zxx" style:country-complex="none"/>
    </style:style>
    <style:style style:name="P2" style:family="paragraph" style:parent-style-name="Standard">
      <style:text-properties fo:language="fr" fo:country="FR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fr" fo:country="FR" style:text-underline-style="none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quêtes empiriques</text:p>
      <text:p text:style-name="P1"/>
      <text:p text:style-name="P2">Introduction : Présentation de la sociologie à Nantes</text:p>
      <text:p text:style-name="P1">Département socio créé en 1967 par Michel Verret et Jean-Claude Passeron + création premier laboratoire de sociologie en France</text:p>
      <text:p text:style-name="P1">Effectif en 67 : 25</text:p>
      <text:p text:style-name="P1">Effectif en 68 : 77</text:p>
      <text:p text:style-name="P1"/>
      <text:p text:style-name="P2">Présentation du cours : Les points de vue de la sociologie</text:p>
      <text:p text:style-name="P1">1. Science et Méthode</text:p>
      <text:p text:style-name="P1">2. Différents points de vue de la sociologie</text:p>
      <text:p text:style-name="P1">a) Homme dans société</text:p>
      <text:p text:style-name="P1">b) Société dans homme</text:p>
      <text:p text:style-name="P1">c) La société comme mise en scène (Goffman)</text:p>
      <text:p text:style-name="P1"/>
      <text:p text:style-name="P1"/>
      <text:p text:style-name="P1"/>
      <text:p text:style-name="P1">Aller plus loin :</text:p>
      <text:p text:style-name="P1">- S. Beaud, <text:span text:style-name="T1">L'enquête de terrain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9M36S</meta:editing-duration>
    <meta:editing-cycles>6</meta:editing-cycles>
    <meta:generator>OpenOffice/4.0.0$Win32 OpenOffice.org_project/400m3$Build-9702</meta:generator>
    <dc:date>2014-09-17T15:22:20.50</dc:date>
    <meta:document-statistic meta:table-count="0" meta:image-count="0" meta:object-count="0" meta:page-count="1" meta:paragraph-count="13" meta:word-count="88" meta:character-count="494"/>
    <meta:user-defined meta:name="Info 1"/>
    <meta:user-defined meta:name="Info 2"/>
    <meta:user-defined meta:name="Info 3"/>
    <meta:user-defined meta:name="Info 4"/>
  </office:meta>
</office:document-meta>
</file>